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500" calcext:value-type="float">
            <text:p>1500</text:p>
          </table:table-cell>
        </table:table-row>
        <table:table-row table:style-name="ro1">
          <table:table-cell table:formula="of:=[.A1]*1.02" office:value-type="float" office:value="1530" calcext:value-type="float">
            <text:p>1530</text:p>
          </table:table-cell>
          <table:table-cell table:formula="of:=[.B1]+35" office:value-type="float" office:value="1535" calcext:value-type="float">
            <text:p>1535</text:p>
          </table:table-cell>
        </table:table-row>
        <table:table-row table:style-name="ro1">
          <table:table-cell table:formula="of:=[.A2]*1.02" office:value-type="float" office:value="1560.6" calcext:value-type="float">
            <text:p>1560,6</text:p>
          </table:table-cell>
          <table:table-cell table:formula="of:=[.B2]+35" office:value-type="float" office:value="1570" calcext:value-type="float">
            <text:p>1570</text:p>
          </table:table-cell>
        </table:table-row>
        <table:table-row table:style-name="ro1">
          <table:table-cell table:formula="of:=[.A3]*1.02" office:value-type="float" office:value="1591.812" calcext:value-type="float">
            <text:p>1591,812</text:p>
          </table:table-cell>
          <table:table-cell table:formula="of:=[.B3]+35" office:value-type="float" office:value="1605" calcext:value-type="float">
            <text:p>1605</text:p>
          </table:table-cell>
        </table:table-row>
        <table:table-row table:style-name="ro1">
          <table:table-cell table:formula="of:=[.A4]*1.02" office:value-type="float" office:value="1623.64824" calcext:value-type="float">
            <text:p>1623,64824</text:p>
          </table:table-cell>
          <table:table-cell table:formula="of:=[.B4]+35" office:value-type="float" office:value="1640" calcext:value-type="float">
            <text:p>1640</text:p>
          </table:table-cell>
        </table:table-row>
        <table:table-row table:style-name="ro1">
          <table:table-cell table:formula="of:=[.A5]*1.02" office:value-type="float" office:value="1656.1212048" calcext:value-type="float">
            <text:p>1656,1212048</text:p>
          </table:table-cell>
          <table:table-cell table:formula="of:=[.B5]+35" office:value-type="float" office:value="1675" calcext:value-type="float">
            <text:p>1675</text:p>
          </table:table-cell>
        </table:table-row>
        <table:table-row table:style-name="ro1">
          <table:table-cell table:formula="of:=[.A6]*1.02" office:value-type="float" office:value="1689.243628896" calcext:value-type="float">
            <text:p>1689,243628896</text:p>
          </table:table-cell>
          <table:table-cell table:formula="of:=[.B6]+35" office:value-type="float" office:value="1710" calcext:value-type="float">
            <text:p>1710</text:p>
          </table:table-cell>
        </table:table-row>
        <table:table-row table:style-name="ro1">
          <table:table-cell table:formula="of:=[.A7]*1.02" office:value-type="float" office:value="1723.02850147392" calcext:value-type="float">
            <text:p>1723,0285014739</text:p>
          </table:table-cell>
          <table:table-cell table:formula="of:=[.B7]+35" office:value-type="float" office:value="1745" calcext:value-type="float">
            <text:p>1745</text:p>
          </table:table-cell>
        </table:table-row>
        <table:table-row table:style-name="ro1">
          <table:table-cell table:formula="of:=[.A8]*1.02" office:value-type="float" office:value="1757.4890715034" calcext:value-type="float">
            <text:p>1757,4890715034</text:p>
          </table:table-cell>
          <table:table-cell table:formula="of:=[.B8]+35" office:value-type="float" office:value="1780" calcext:value-type="float">
            <text:p>1780</text:p>
          </table:table-cell>
        </table:table-row>
        <table:table-row table:style-name="ro1">
          <table:table-cell table:formula="of:=[.A9]*1.02" office:value-type="float" office:value="1792.63885293347" calcext:value-type="float">
            <text:p>1792,6388529335</text:p>
          </table:table-cell>
          <table:table-cell table:formula="of:=[.B9]+35" office:value-type="float" office:value="1815" calcext:value-type="float">
            <text:p>1815</text:p>
          </table:table-cell>
        </table:table-row>
        <table:table-row table:style-name="ro1">
          <table:table-cell table:formula="of:=[.A10]*1.02" office:value-type="float" office:value="1828.49162999214" calcext:value-type="float">
            <text:p>1828,4916299921</text:p>
          </table:table-cell>
          <table:table-cell table:formula="of:=[.B10]+35" office:value-type="float" office:value="1850" calcext:value-type="float">
            <text:p>1850</text:p>
          </table:table-cell>
        </table:table-row>
        <table:table-row table:style-name="ro1">
          <table:table-cell table:formula="of:=[.A11]*1.02" office:value-type="float" office:value="1865.06146259198" calcext:value-type="float">
            <text:p>1865,061462592</text:p>
          </table:table-cell>
          <table:table-cell table:formula="of:=[.B11]+35" office:value-type="float" office:value="1885" calcext:value-type="float">
            <text:p>1885</text:p>
          </table:table-cell>
        </table:table-row>
        <table:table-row table:style-name="ro1">
          <table:table-cell table:formula="of:=[.A12]*1.02" office:value-type="float" office:value="1902.36269184382" calcext:value-type="float">
            <text:p>1902,3626918438</text:p>
          </table:table-cell>
          <table:table-cell table:formula="of:=[.B12]+35" office:value-type="float" office:value="1920" calcext:value-type="float">
            <text:p>1920</text:p>
          </table:table-cell>
        </table:table-row>
        <table:table-row table:style-name="ro1">
          <table:table-cell table:formula="of:=[.A13]*1.02" office:value-type="float" office:value="1940.4099456807" calcext:value-type="float">
            <text:p>1940,4099456807</text:p>
          </table:table-cell>
          <table:table-cell table:formula="of:=[.B13]+35" office:value-type="float" office:value="1955" calcext:value-type="float">
            <text:p>1955</text:p>
          </table:table-cell>
        </table:table-row>
        <table:table-row table:style-name="ro1">
          <table:table-cell table:formula="of:=[.A14]*1.02" office:value-type="float" office:value="1979.21814459431" calcext:value-type="float">
            <text:p>1979,2181445943</text:p>
          </table:table-cell>
          <table:table-cell table:formula="of:=[.B14]+35" office:value-type="float" office:value="1990" calcext:value-type="float">
            <text:p>1990</text:p>
          </table:table-cell>
        </table:table-row>
        <table:table-row table:style-name="ro1">
          <table:table-cell table:formula="of:=[.A15]*1.02" office:value-type="float" office:value="2018.8025074862" calcext:value-type="float">
            <text:p>2018,8025074862</text:p>
          </table:table-cell>
          <table:table-cell table:formula="of:=[.B15]+35" office:value-type="float" office:value="2025" calcext:value-type="float">
            <text:p>2025</text:p>
          </table:table-cell>
        </table:table-row>
        <table:table-row table:style-name="ro1">
          <table:table-cell table:formula="of:=[.A16]*1.02" office:value-type="float" office:value="2059.17855763592" calcext:value-type="float">
            <text:p>2059,1785576359</text:p>
          </table:table-cell>
          <table:table-cell table:formula="of:=[.B16]+35" office:value-type="float" office:value="2060" calcext:value-type="float">
            <text:p>2060</text:p>
          </table:table-cell>
        </table:table-row>
        <table:table-row table:style-name="ro1">
          <table:table-cell table:formula="of:=[.A17]*1.02" office:value-type="float" office:value="2100.36212878864" calcext:value-type="float">
            <text:p>2100,3621287886</text:p>
          </table:table-cell>
          <table:table-cell table:formula="of:=[.B17]+35" office:value-type="float" office:value="2095" calcext:value-type="float">
            <text:p>2095</text:p>
          </table:table-cell>
        </table:table-row>
        <table:table-row table:style-name="ro1">
          <table:table-cell table:formula="of:=[.A18]*1.02" office:value-type="float" office:value="2142.36937136441" calcext:value-type="float">
            <text:p>2142,3693713644</text:p>
          </table:table-cell>
          <table:table-cell table:formula="of:=[.B18]+35" office:value-type="float" office:value="2130" calcext:value-type="float">
            <text:p>2130</text:p>
          </table:table-cell>
        </table:table-row>
        <table:table-row table:style-name="ro1">
          <table:table-cell table:formula="of:=[.A19]*1.02" office:value-type="float" office:value="2185.2167587917" calcext:value-type="float">
            <text:p>2185,2167587917</text:p>
          </table:table-cell>
          <table:table-cell table:formula="of:=[.B19]+35" office:value-type="float" office:value="2165" calcext:value-type="float">
            <text:p>2165</text:p>
          </table:table-cell>
        </table:table-row>
        <table:table-row table:style-name="ro1">
          <table:table-cell table:formula="of:=[.A20]*1.02" office:value-type="float" office:value="2228.92109396753" calcext:value-type="float">
            <text:p>2228,9210939675</text:p>
          </table:table-cell>
          <table:table-cell table:formula="of:=[.B20]+35" office:value-type="float" office:value="2200" calcext:value-type="float">
            <text:p>2200</text:p>
          </table:table-cell>
        </table:table-row>
        <table:table-row table:style-name="ro1">
          <table:table-cell table:formula="of:=[.A21]*1.02" office:value-type="float" office:value="2273.49951584688" calcext:value-type="float">
            <text:p>2273,4995158469</text:p>
          </table:table-cell>
          <table:table-cell table:formula="of:=[.B21]+35" office:value-type="float" office:value="2235" calcext:value-type="float">
            <text:p>2235</text:p>
          </table:table-cell>
        </table:table-row>
        <table:table-row table:style-name="ro1">
          <table:table-cell table:formula="of:=[.A22]*1.02" office:value-type="float" office:value="2318.96950616382" calcext:value-type="float">
            <text:p>2318,9695061638</text:p>
          </table:table-cell>
          <table:table-cell table:formula="of:=[.B22]+35" office:value-type="float" office:value="2270" calcext:value-type="float">
            <text:p>2270</text:p>
          </table:table-cell>
        </table:table-row>
        <table:table-row table:style-name="ro1">
          <table:table-cell table:formula="of:=[.A23]*1.02" office:value-type="float" office:value="2365.3488962871" calcext:value-type="float">
            <text:p>2365,3488962871</text:p>
          </table:table-cell>
          <table:table-cell table:formula="of:=[.B23]+35" office:value-type="float" office:value="2305" calcext:value-type="float">
            <text:p>2305</text:p>
          </table:table-cell>
        </table:table-row>
        <table:table-row table:style-name="ro1">
          <table:table-cell table:formula="of:=[.A24]*1.02" office:value-type="float" office:value="2412.65587421284" calcext:value-type="float">
            <text:p>2412,6558742128</text:p>
          </table:table-cell>
          <table:table-cell table:formula="of:=[.B24]+35" office:value-type="float" office:value="2340" calcext:value-type="float">
            <text:p>2340</text:p>
          </table:table-cell>
        </table:table-row>
        <table:table-row table:style-name="ro1">
          <table:table-cell table:formula="of:=[.A25]*1.02" office:value-type="float" office:value="2460.9089916971" calcext:value-type="float">
            <text:p>2460,9089916971</text:p>
          </table:table-cell>
          <table:table-cell table:formula="of:=[.B25]+35" office:value-type="float" office:value="2375" calcext:value-type="float">
            <text:p>2375</text:p>
          </table:table-cell>
        </table:table-row>
        <table:table-row table:style-name="ro1">
          <table:table-cell table:formula="of:=[.A26]*1.02" office:value-type="float" office:value="2510.12717153104" calcext:value-type="float">
            <text:p>2510,127171531</text:p>
          </table:table-cell>
          <table:table-cell table:formula="of:=[.B26]+35" office:value-type="float" office:value="2410" calcext:value-type="float">
            <text:p>2410</text:p>
          </table:table-cell>
        </table:table-row>
        <table:table-row table:style-name="ro1">
          <table:table-cell table:formula="of:=[.A27]*1.02" office:value-type="float" office:value="2560.32971496166" calcext:value-type="float">
            <text:p>2560,3297149617</text:p>
          </table:table-cell>
          <table:table-cell table:formula="of:=[.B27]+35" office:value-type="float" office:value="2445" calcext:value-type="float">
            <text:p>2445</text:p>
          </table:table-cell>
        </table:table-row>
        <table:table-row table:style-name="ro1">
          <table:table-cell table:formula="of:=[.A28]*1.02" office:value-type="float" office:value="2611.53630926089" calcext:value-type="float">
            <text:p>2611,5363092609</text:p>
          </table:table-cell>
          <table:table-cell table:formula="of:=[.B28]+35" office:value-type="float" office:value="2480" calcext:value-type="float">
            <text:p>2480</text:p>
          </table:table-cell>
        </table:table-row>
        <table:table-row table:style-name="ro1">
          <table:table-cell table:formula="of:=[.A29]*1.02" office:value-type="float" office:value="2663.76703544611" calcext:value-type="float">
            <text:p>2663,7670354461</text:p>
          </table:table-cell>
          <table:table-cell table:formula="of:=[.B29]+35" office:value-type="float" office:value="2515" calcext:value-type="float">
            <text:p>251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formula="of:=12*SUM([.A1:.A21])" office:value-type="float" office:value="464099.709508129" calcext:value-type="float">
            <text:p>464099,709508129</text:p>
          </table:table-cell>
          <table:table-cell table:formula="of:=12*SUM([.B1:.B21])" office:value-type="float" office:value="466200" calcext:value-type="float">
            <text:p>4662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12*SUM([.A1:.A30])" office:value-type="float" office:value="730225.425693019" calcext:value-type="float">
            <text:p>730225,425693019</text:p>
          </table:table-cell>
          <table:table-cell table:style-name="ce1" table:formula="of:=12*SUM([.B1:.B30])" office:value-type="float" office:value="722700" calcext:value-type="float">
            <text:p>72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47:51.253167259</meta:creation-date>
    <dc:date>2017-04-13T17:51:43.809630779</dc:date>
    <meta:editing-duration>PT3M53S</meta:editing-duration>
    <meta:editing-cycles>1</meta:editing-cycles>
    <meta:document-statistic meta:table-count="1" meta:cell-count="64" meta:object-count="0"/>
    <meta:generator>LibreOffice/5.1.4.2$Linux_X86_64 LibreOffice_project/10m0$Build-2</meta:generator>
  </office:meta>
</office:document-meta>
</file>